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308.01pt"/>
    </style:style>
    <style:style style:name="co7" style:family="table-column">
      <style:table-column-properties fo:break-before="auto" style:column-width="143.55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308.75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fo:color="#212121" style:font-name="Noto Sans" fo:font-size="5.09999990463257pt" fo:language="none" fo:country="none" style:font-name-asian="Noto Sans" style:font-size-asian="5.09999990463257pt" style:language-asian="none" style:country-asian="none" style:font-name-complex="Noto Sans" style:font-size-complex="5.09999990463257pt" style:language-complex="none" style:country-complex="none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TME li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SP12ESMD</text:p>
          </table:table-cell>
          <table:table-cell office:value-type="string" calcext:value-type="string">
            <text:p>ESP12E-SM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duł WiFi ESP-12E ESP8266</text:p>
          </table:table-cell>
          <table:table-cell table:number-columns-repeated="2"/>
          <table:table-cell office:value-type="string" calcext:value-type="string">
            <text:p>https://botland.com.pl/pl/moduly-wifi/5463-modul-wifi-esp-12e-esp8266-black-11-gpio-adc-pcb-antena.html</text:p>
          </table:table-cell>
          <table:table-cell office:value-type="string" calcext:value-type="string">
            <text:p>https://kamami.pl/moduly-wifi/557801-esp-12e-modul-wifi-z-esp8266-i-antena-pcb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; SMD; 1206; niebieski</text:p>
          </table:table-cell>
          <table:table-cell office:value-type="string" calcext:value-type="string">
            <text:p>WAH WANG HOLDING</text:p>
          </table:table-cell>
          <table:table-cell office:value-type="string" calcext:value-type="string">
            <text:p>WW-BIS150TS-E</text:p>
          </table:table-cell>
          <table:table-cell office:value-type="string" calcext:value-type="string">
            <text:p>https://www.tme.eu/pl/details/ww-bis150ts-e/diody-led-smd-kolorowe/wah-wang-holding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1206</text:p>
          </table:table-cell>
          <table:table-cell office:value-type="string" calcext:value-type="string">
            <text:p>LED-1206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; SMD; 1206; zielony</text:p>
          </table:table-cell>
          <table:table-cell office:value-type="string" calcext:value-type="string">
            <text:p>WAH WANG HOLDING</text:p>
          </table:table-cell>
          <table:table-cell office:value-type="string" calcext:value-type="string">
            <text:p>WW-GIS150TS-G</text:p>
          </table:table-cell>
          <table:table-cell office:value-type="string" calcext:value-type="string">
            <text:p>https://www.tme.eu/pl/details/ww-gis150ts-g/diody-led-smd-kolorowe/wah-wang-holding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INIGI TACT-67N-F</text:p>
          </table:table-cell>
          <table:table-cell office:value-type="string" calcext:value-type="string">
            <text:p>TACTILE-PTH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ikroprzełącznik TACT; SPST-NO; Pozycje:2; 0,05A/12VDC; THT</text:p>
          </table:table-cell>
          <table:table-cell office:value-type="string" calcext:value-type="string">
            <text:p>NINIGI</text:p>
          </table:table-cell>
          <table:table-cell office:value-type="string" calcext:value-type="string">
            <text:p>TACT-67N-F</text:p>
          </table:table-cell>
          <table:table-cell office:value-type="string" calcext:value-type="string">
            <text:p>https://www.tme.eu/pl/details/tact-67n-f/mikroprzelaczniki-tact/ninigi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, C6, C7</text:p>
          </table:table-cell>
          <table:table-cell office:value-type="string" calcext:value-type="string">
            <text:p>Kondensator: ceramiczny; 100nF; 100V; X7R; ±10%; SMD; 0805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C104K4Z2A</text:p>
          </table:table-cell>
          <table:table-cell office:value-type="string" calcext:value-type="string">
            <text:p>https://www.tme.eu/pl/details/08051c104k4z2a/kondensatory-mlcc-smd-0805/avx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zystor: thick film; SMD; 0805; 10kΩ; 0,125W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0805S8F1002T5E</text:p>
          </table:table-cell>
          <table:table-cell office:value-type="string" calcext:value-type="string">
            <text:p>https://www.tme.eu/pl/details/0805s8f1002t5e/rezystory-smd-0805/royal-ohm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zystor: thick film; SMD; 0805; 1kΩ; 0,125W; ±1%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0805S8F1001T5E</text:p>
          </table:table-cell>
          <table:table-cell office:value-type="string" calcext:value-type="string">
            <text:p>https://www.tme.eu/pl/details/0805s8f1001t5e/rezystory-smd-0805/royal-ohm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zystor: thick film; SMD; 0805; 20kΩ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F2002T5E</text:p>
          </table:table-cell>
          <table:table-cell office:value-type="string" calcext:value-type="string">
            <text:p>https://www.tme.eu/pl/details/hp05-20k1%25/rezystory-smd-0805/royal-ohm/hp05w3f2002t5e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uF/16V</text:p>
          </table:table-cell>
          <table:table-cell office:value-type="string" calcext:value-type="string">
            <text:p>CPOL-EUSMCB</text:p>
          </table:table-cell>
          <table:table-cell office:value-type="string" calcext:value-type="string">
            <text:p>SMC_B</text:p>
          </table:table-cell>
          <table:table-cell office:value-type="string" calcext:value-type="string">
            <text:p>C3, C8, C9, C10</text:p>
          </table:table-cell>
          <table:table-cell office:value-type="string" calcext:value-type="string">
            <text:p>Kondensator: tantalowy; low ESR; 22uF; 16VDC; Obud: C; SMD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PSC226K016R0375</text:p>
          </table:table-cell>
          <table:table-cell office:value-type="string" calcext:value-type="string">
            <text:p>https://www.tme.eu/pl/details/tpsc226k016r037/kondensatory-tantalowe-smd/avx/tpsc226k016r0375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0805S8F4700T5E</text:p>
          </table:table-cell>
          <table:table-cell office:value-type="string" calcext:value-type="string">
            <text:p>https://www.tme.eu/pl/details/0805s8f4700t5e/rezystory-smd-0805/royal-ohm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IDUCIAL</text:p>
          </table:table-cell>
          <table:table-cell office:value-type="string" calcext:value-type="string">
            <text:p>U$1, U$2</text:p>
          </table:table-cell>
          <table:table-cell office:value-type="string" calcext:value-type="string">
            <text:p>fiducial</text:p>
          </table:table-cell>
          <table:table-cell table:number-columns-repeated="3" office:value-type="string" calcext:value-type="string">
            <text:p>------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7AS33T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tabilizator napięcia; LDO, liniowy, nieregulowany; 3,3V; 1A; SMD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AS33TR</text:p>
          </table:table-cell>
          <table:table-cell office:value-type="string" calcext:value-type="string">
            <text:p>https://www.tme.eu/pl/details/ld1117as33/stabilizatory-napiecia-nieregulowane-ldo/st-microelectronics/ld1117as33tr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7AS50T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ow drop fixed and adjustable positive voltage regulators 1 A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LD1117S50CTR</text:p>
          </table:table-cell>
          <table:table-cell office:value-type="string" calcext:value-type="string">
            <text:p>https://www.tme.eu/pl/details/ld1117s50c/stabilizatory-napiecia-nieregulowane-ldo/st-microelectronics/ld1117s50ctr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45-8X</text:p>
          </table:table-cell>
          <table:table-cell office:value-type="string" calcext:value-type="string">
            <text:p>RJ45-NO-SHIELD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ORCOM Modular RJ Jacks No Shield</text:p>
          </table:table-cell>
          <table:table-cell/>
          <table:table-cell office:value-type="string" calcext:value-type="string">
            <text:p>RJ45-8X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3485EBD </text:p>
          </table:table-cell>
          <table:table-cell office:value-type="string" calcext:value-type="string">
            <text:p>SN75176AD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Interfejs; transceiver; RS422; SO8; 4,75÷5,25VDC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5176AD</text:p>
          </table:table-cell>
          <table:table-cell office:value-type="string" calcext:value-type="string">
            <text:p>https://www.tme.eu/pl/details/sn75176ad/uklady-scalone-interfejs-rs232422485/texas-instruments/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C2050-IDC-NL</text:p>
          </table:table-cell>
          <table:table-cell office:value-type="string" calcext:value-type="string">
            <text:p>U$3</text:p>
          </table:table-cell>
          <table:table-cell office:value-type="string" calcext:value-type="string">
            <text:p>DNP (złącze do programowania dla wtyczki z <text:a xlink:href="http://www.tag-connect.com/TC2050-IDC-NL" xlink:type="simple">http://www.tag-connect.com/TC2050-IDC-NL</text:a> )</text:p>
          </table:table-cell>
          <table:table-cell table:number-columns-repeated="3" office:value-type="string" calcext:value-type="string">
            <text:p>------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Elementy pasywne mogą być innych producentów pod warunkiem, że będą posiadały takie same wartości/parametry</text:p>
          </table:table-cell>
          <table:covered-table-cell table:number-columns-repeated="4" table:style-name="Default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11:59:13.076174520</dc:date>
    <meta:editing-duration>PT2M17S</meta:editing-duration>
    <meta:editing-cycles>3</meta:editing-cycles>
    <meta:generator>LibreOffice/5.1.6.2$Linux_X86_64 LibreOffice_project/10m0$Build-2</meta:generator>
    <meta:document-statistic meta:table-count="1" meta:cell-count="161" meta:object-count="0"/>
  </office:meta>
</office:document-meta>
</file>